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ichmo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57">
            <text:p>457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07">
            <text:p>707</text:p>
          </table:table-cell>
          <table:table-cell table:style-name="ce22" office:value-type="float" office:value="109">
            <text:p>10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105">
            <text:p>10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863">
            <text:p>1,863</text:p>
          </table:table-cell>
          <table:table-cell table:style-name="ce22" office:value-type="float" office:value="359">
            <text:p>359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1367">
            <text:p>1,367</text:p>
          </table:table-cell>
          <table:table-cell table:style-name="ce22" office:value-type="float" office:value="357">
            <text:p>357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370">
            <text:p>37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858">
            <text:p>858</text:p>
          </table:table-cell>
          <table:table-cell table:style-name="ce22" office:value-type="float" office:value="77">
            <text:p>77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1505">
            <text:p>1,505</text:p>
          </table:table-cell>
          <table:table-cell table:style-name="ce22" office:value-type="float" office:value="97">
            <text:p>97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044">
            <text:p>1,04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156">
            <text:p>156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5956">
            <text:p>5,956</text:p>
          </table:table-cell>
          <table:table-cell table:style-name="ce22" office:value-type="float" office:value="272">
            <text:p>272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12650">
            <text:p>12,650</text:p>
          </table:table-cell>
          <table:table-cell table:style-name="ce23" office:value-type="float" office:value="1193">
            <text:p>1,19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14513">
            <text:p>14,513</text:p>
          </table:table-cell>
          <table:table-cell table:style-name="ce23" office:value-type="float" office:value="1552">
            <text:p>1,55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